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1" style:base-cell-address="Sheet1.A1"/>
      <style:map style:condition="cell-content()=&quot;paraphrase&quot;" style:apply-style-name="Untitled3" style:base-cell-address="Sheet1.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office:value-type="string" calcext:value-type="string">
            <text:p><text:s/>Diagonal&gt;=2</text:p>
          </table:table-cell>
          <table:table-cell office:value-type="string" calcext:value-type="string">
            <text:p><text:s/>Diagonal &gt;=3</text:p>
          </table:table-cell>
          <table:table-cell office:value-type="string" calcext:value-type="string">
            <text:p><text:s/>Diagonal&gt;=4</text:p>
          </table:table-cell>
          <table:table-cell office:value-type="string" calcext:value-type="string">
            <text:p><text:s/>Diagonal&gt;=5</text:p>
          </table:table-cell>
          <table:table-cell office:value-type="string" calcext:value-type="string">
            <text:p>Assessment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3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it.fr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.14285714285714" calcext:value-type="float">
            <text:p>7.1428571429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it.en</text:p>
          </table:table-cell>
          <table:table-cell office:value-type="float" office:value="0.105263157894737" calcext:value-type="float">
            <text:p>0.1052631579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.54545454545455" calcext:value-type="float">
            <text:p>4.5454545455</text:p>
          </table:table-cell>
          <table:table-cell office:value-type="float" office:value="11.1111111111111" calcext:value-type="float">
            <text:p>11.11111111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it.en</text:p>
          </table:table-cell>
          <table:table-cell office:value-type="float" office:value="0.116279069767442" calcext:value-type="float">
            <text:p>0.116279069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de.it</text:p>
          </table:table-cell>
          <table:table-cell office:value-type="float" office:value="0.121951219512195" calcext:value-type="float">
            <text:p>0.121951219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it.fr</text:p>
          </table:table-cell>
          <table:table-cell office:value-type="float" office:value="0.125" calcext:value-type="float">
            <text:p>0.1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de.it</text:p>
          </table:table-cell>
          <table:table-cell office:value-type="float" office:value="0.125" calcext:value-type="float">
            <text:p>0.12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de.fr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it.fr</text:p>
          </table:table-cell>
          <table:table-cell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1.7647058823529" calcext:value-type="float">
            <text:p>11.764705882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it.fr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de.it</text:p>
          </table:table-cell>
          <table:table-cell office:value-type="float" office:value="0.136363636363636" calcext:value-type="float">
            <text:p>0.136363636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6.6666666666667" calcext:value-type="float">
            <text:p>26.6666666667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de.it</text:p>
          </table:table-cell>
          <table:table-cell office:value-type="float" office:value="0.137931034482759" calcext:value-type="float">
            <text:p>0.137931034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.75" calcext:value-type="float">
            <text:p>18.75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it.en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0.7142857142857" calcext:value-type="float">
            <text:p>10.71428571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de.it</text:p>
          </table:table-cell>
          <table:table-cell office:value-type="float" office:value="0.147058823529412" calcext:value-type="float">
            <text:p>0.147058823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de.en</text:p>
          </table:table-cell>
          <table:table-cell office:value-type="float" office:value="0.153846153846154" calcext:value-type="float">
            <text:p>0.153846153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de.it</text:p>
          </table:table-cell>
          <table:table-cell office:value-type="float" office:value="0.153846153846154" calcext:value-type="float">
            <text:p>0.153846153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44.4444444444444" calcext:value-type="float">
            <text:p>44.444444444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de.fr</text:p>
          </table:table-cell>
          <table:table-cell office:value-type="float" office:value="0.155555555555556" calcext:value-type="float">
            <text:p>0.155555555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1.5384615384615" calcext:value-type="float">
            <text:p>11.5384615385</text:p>
          </table:table-cell>
          <table:table-cell office:value-type="float" office:value="42.8571428571429" calcext:value-type="float">
            <text:p>42.857142857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de.fr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de.en</text:p>
          </table:table-cell>
          <table:table-cell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it.fr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it.en</text:p>
          </table:table-cell>
          <table:table-cell office:value-type="float" office:value="0.172413793103448" calcext:value-type="float">
            <text:p>0.172413793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de.en</text:p>
          </table:table-cell>
          <table:table-cell office:value-type="float" office:value="0.173913043478261" calcext:value-type="float">
            <text:p>0.173913043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de.fr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de.fr</text:p>
          </table:table-cell>
          <table:table-cell office:value-type="float" office:value="0.181818181818182" calcext:value-type="float">
            <text:p>0.181818181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it.en</text:p>
          </table:table-cell>
          <table:table-cell office:value-type="float" office:value="0.184210526315789" calcext:value-type="float">
            <text:p>0.184210526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.6666666666667" calcext:value-type="float">
            <text:p>26.6666666667</text:p>
          </table:table-cell>
          <table:table-cell office:value-type="float" office:value="19.047619047619" calcext:value-type="float">
            <text:p>19.0476190476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it.fr</text:p>
          </table:table-cell>
          <table:table-cell office:value-type="float" office:value="0.186046511627907" calcext:value-type="float">
            <text:p>0.18604651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3</text:p>
          </table:table-cell>
          <table:table-cell office:value-type="string" calcext:value-type="string">
            <text:p>de.fr</text:p>
          </table:table-cell>
          <table:table-cell office:value-type="float" office:value="0.190476190476191" calcext:value-type="float">
            <text:p>0.190476190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de.fr</text:p>
          </table:table-cell>
          <table:table-cell office:value-type="float" office:value="0.190476190476191" calcext:value-type="float">
            <text:p>0.19047619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de.fr</text:p>
          </table:table-cell>
          <table:table-cell office:value-type="float" office:value="0.192307692307692" calcext:value-type="float">
            <text:p>0.192307692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5.5555555555556" calcext:value-type="float">
            <text:p>55.555555555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it.en</text:p>
          </table:table-cell>
          <table:table-cell office:value-type="float" office:value="0.195121951219512" calcext:value-type="float">
            <text:p>0.19512195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de.fr</text:p>
          </table:table-cell>
          <table:table-cell office:value-type="float" office:value="0.195652173913043" calcext:value-type="float">
            <text:p>0.195652173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de.en</text:p>
          </table:table-cell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9.52380952380952" calcext:value-type="float">
            <text:p>9.5238095238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de.it</text:p>
          </table:table-cell>
          <table:table-cell office:value-type="float" office:value="0.205882352941176" calcext:value-type="float">
            <text:p>0.205882352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8.69565217391304" calcext:value-type="float">
            <text:p>8.6956521739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de.fr</text:p>
          </table:table-cell>
          <table:table-cell office:value-type="float" office:value="0.210526315789474" calcext:value-type="float">
            <text:p>0.210526315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9.09090909090909" calcext:value-type="float">
            <text:p>9.0909090909</text:p>
          </table:table-cell>
          <table:table-cell office:value-type="float" office:value="13.3333333333333" calcext:value-type="float">
            <text:p>1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it.fr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de.en</text:p>
          </table:table-cell>
          <table:table-cell office:value-type="float" office:value="0.217391304347826" calcext:value-type="float">
            <text:p>0.217391304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de.en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de.it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.7777777777778" calcext:value-type="float">
            <text:p>27.7777777778</text:p>
          </table:table-cell>
          <table:table-cell office:value-type="float" office:value="31.25" calcext:value-type="float">
            <text:p>31.2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de.en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.09090909090909" calcext:value-type="float">
            <text:p>9.090909090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de.it</text:p>
          </table:table-cell>
          <table:table-cell office:value-type="float" office:value="0.238095238095238" calcext:value-type="float">
            <text:p>0.238095238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Macchi M.33</text:p>
          </table:table-cell>
          <table:table-cell office:value-type="string" calcext:value-type="string">
            <text:p>de.it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it.en</text:p>
          </table:table-cell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it.fr</text:p>
          </table:table-cell>
          <table:table-cell office:value-type="float" office:value="0.259259259259259" calcext:value-type="float">
            <text:p>0.259259259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de.it</text:p>
          </table:table-cell>
          <table:table-cell office:value-type="float" office:value="0.260869565217391" calcext:value-type="float">
            <text:p>0.260869565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de.en</text:p>
          </table:table-cell>
          <table:table-cell office:value-type="float" office:value="0.263157894736842" calcext:value-type="float">
            <text:p>0.263157894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de.en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de.fr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4.4444444444444" calcext:value-type="float">
            <text:p>44.4444444444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de.it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46.1538461538462" calcext:value-type="float">
            <text:p>46.153846153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de.en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de.fr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it.fr</text:p>
          </table:table-cell>
          <table:table-cell office:value-type="float" office:value="0.35" calcext:value-type="float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de.fr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6.3636363636364" calcext:value-type="float">
            <text:p>36.363636363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it.fr</text:p>
          </table:table-cell>
          <table:table-cell office:value-type="float" office:value="0.45" calcext:value-type="float">
            <text:p>0.4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1.9047619047619" calcext:value-type="float">
            <text:p>11.9047619048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it.en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1.3636363636364" calcext:value-type="float">
            <text:p>11.363636363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fr.en</text:p>
          </table:table-cell>
          <table:table-cell office:value-type="float" office:value="0.470588235294118" calcext:value-type="float">
            <text:p>0.470588235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de.en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8.3333333333333" calcext:value-type="float">
            <text:p>58.3333333333</text:p>
          </table:table-cell>
          <table:table-cell office:value-type="float" office:value="63.6363636363636" calcext:value-type="float">
            <text:p>63.6363636364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it.en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9.2307692307692" calcext:value-type="float">
            <text:p>69.2307692308</text:p>
          </table:table-cell>
          <table:table-cell office:value-type="float" office:value="64.2857142857143" calcext:value-type="float">
            <text:p>64.2857142857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de.it</text:p>
          </table:table-cell>
          <table:table-cell office:value-type="float" office:value="0.515151515151515" calcext:value-type="float">
            <text:p>0.515151515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.63636363636364" calcext:value-type="float">
            <text:p>3.63636363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it.fr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9.2307692307692" calcext:value-type="float">
            <text:p>69.2307692308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fr.en</text:p>
          </table:table-cell>
          <table:table-cell office:value-type="float" office:value="0.5625" calcext:value-type="float">
            <text:p>0.56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fr.en</text:p>
          </table:table-cell>
          <table:table-cell office:value-type="float" office:value="0.62962962962963" calcext:value-type="float">
            <text:p>0.629629629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fr.en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1.6666666666667" calcext:value-type="float">
            <text:p>41.6666666667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fr.en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fr.en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3.75" calcext:value-type="float">
            <text:p>93.75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fr.en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72.2222222222222" calcext:value-type="float">
            <text:p>72.222222222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fr.en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9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fr.en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de.fr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.75" calcext:value-type="float">
            <text:p>18.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fr.en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fr.en</text:p>
          </table:table-cell>
          <table:table-cell office:value-type="float" office:value="0.807692307692308" calcext:value-type="float">
            <text:p>0.807692307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fr.en</text:p>
          </table:table-cell>
          <table:table-cell office:value-type="float" office:value="0.857142857142857" calcext:value-type="float">
            <text:p>0.857142857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fr.en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8.8235294117647" calcext:value-type="float">
            <text:p>58.8235294118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.3333333333333" calcext:value-type="float">
            <text:p>93.333333333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de.e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70.9090909090909" calcext:value-type="float">
            <text:p>70.9090909091</text:p>
          </table:table-cell>
          <table:table-cell office:value-type="float" office:value="86.3636363636364" calcext:value-type="float">
            <text:p>86.3636363636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de.f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1.8181818181818" calcext:value-type="float">
            <text:p>61.8181818182</text:p>
          </table:table-cell>
          <table:table-cell office:value-type="float" office:value="78.5714285714286" calcext:value-type="float">
            <text:p>78.5714285714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95.2380952380952" calcext:value-type="float">
            <text:p>95.2380952381</text:p>
          </table:table-cell>
          <table:table-cell office:value-type="float" office:value="90.9090909090909" calcext:value-type="float">
            <text:p>90.9090909091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90.4761904761905" calcext:value-type="float">
            <text:p>90.4761904762</text:p>
          </table:table-cell>
          <table:table-cell table:number-columns-repeated="5" office:value-type="string" calcext:value-type="string">
            <text:p>yes</text:p>
          </table:table-cell>
        </table:table-row>
        <calcext:conditional-formats>
          <calcext:conditional-format calcext:target-range-address="Sheet1.A1:Sheet1.L118">
            <calcext:condition calcext:apply-style-name="Untitled1" calcext:value="=&quot;yes&quot;" calcext:base-cell-address="Sheet1.A1"/>
            <calcext:condition calcext:apply-style-name="Untitled3" calcext:value="=&quot;paraphrase&quot;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11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006600"/>
    </style:style>
    <style:style style:name="Untitled3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4:03:05.700574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04:47.87805056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416" meta:object-count="0"/>
  </office:meta>
</office:document-meta>
</file>